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270000019D041BD0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0c" officeooo:paragraph-rsid="001c810c"/>
    </style:style>
    <style:style style:name="P2" style:family="paragraph" style:parent-style-name="Text_20_body">
      <style:text-properties officeooo:rsid="001e05dc" officeooo:paragraph-rsid="001e05dc"/>
    </style:style>
    <style:style style:name="P3" style:family="paragraph" style:parent-style-name="Text_20_body" style:list-style-name="L1">
      <style:text-properties officeooo:rsid="001e05dc" officeooo:paragraph-rsid="001e05dc"/>
    </style:style>
    <style:style style:name="P4" style:family="paragraph" style:parent-style-name="Header">
      <style:text-properties officeooo:rsid="001c810c" officeooo:paragraph-rsid="001c810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itle">
      <style:text-properties officeooo:rsid="001c810c" officeooo:paragraph-rsid="001c810c"/>
    </style:style>
    <style:style style:name="P7" style:family="paragraph" style:parent-style-name="Heading_20_1">
      <style:text-properties officeooo:rsid="001e05dc" officeooo:paragraph-rsid="001e05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Compte rendu TP DASI part. 2</text:p>
      <text:p text:style-name="P1"/>
      <text:p text:style-name="P1"/>
      <text:h text:style-name="P7" text:outline-level="1">I. Remarques sur le compte-rendu du binôme B3432</text:h>
      <text:list xml:id="list2001884049195573506" text:style-name="L1">
        <text:list-item>
          <text:p text:style-name="P3">Manque les services permettant d'accéder aux données par l'identifiant.</text:p>
        </text:list-item>
      </text:list>
      <text:p text:style-name="P2">Nous avons rajouter les services « find***ById ».</text:p>
      <text:list xml:id="list192014223456377" text:continue-numbering="true" text:style-name="L1">
        <text:list-item>
          <text:p text:style-name="P3">Manque le service permettant de vérifier l'identification d'un client par son login et mot de passe</text:p>
        </text:list-item>
      </text:list>
      <text:p text:style-name="P2"/>
      <text:list xml:id="list192014933424346" text:continue-numbering="true" text:style-name="L1">
        <text:list-item>
          <text:p text:style-name="P3">Dans le tableau des ICARS, l'appel au service « enregistrerClient() » est mal placé.</text:p>
        </text:list-item>
      </text:list>
      <text:p text:style-name="P2">Nous appelons le service « enregistrerClient() » lorsque l'on clique sur « ok » de la vue d'inscription.</text:p>
      <text:list xml:id="list192013919875088" text:continue-numbering="true" text:style-name="L1">
        <text:list-item>
          <text:p text:style-name="P3">v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810c" officeooo:paragraph-rsid="001c810c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4.822cm" svg:y="0.039cm" svg:width="1.942cm" svg:height="0.46cm" draw:z-index="0"><draw:image xlink:href="Pictures/10000201000007270000019D041BD090.png" xlink:type="simple" xlink:show="embed" xlink:actuate="onLoad"/></draw:frame>Quentin Bayart &amp; Alexis Papin <text:tab/>29/05/2015<text:tab/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9:05:07.093754762</meta:creation-date>
    <dc:date>2015-05-14T19:20:12.929380159</dc:date>
    <meta:editing-duration>PT6M3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91" meta:character-count="538" meta:non-whitespace-character-count="459"/>
  </office:meta>
</office:document-meta>
</file>